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f7d3" officeooo:paragraph-rsid="001ff7d3"/>
    </style:style>
    <style:style style:name="P2" style:family="paragraph" style:parent-style-name="Standard">
      <style:text-properties fo:font-size="15pt" fo:font-weight="bold" officeooo:rsid="001ff7d3" officeooo:paragraph-rsid="001ff7d3" style:font-size-asian="15pt" style:font-weight-asian="bold" style:font-size-complex="1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Study_Path</text:p>
      <text:p text:style-name="P1"/>
      <text:p text:style-name="P2">About how I've been studying program myself, since Jan.4.2016</text:p>
      <text:p text:style-name="P1"/>
      <text:p text:style-name="P1"/>
      <text:p text:style-name="P1">처음 프로그래밍이란것에 관심을 가지고 공부해보자고 느낀 결정적 동영상입니다</text:p>
      <text:p text:style-name="P1"/>
      <text:p text:style-name="P1"><text:a xlink:type="simple" xlink:href="https://youtu.be/SESuctdE9vM" text:style-name="Internet_20_link" text:visited-style-name="Visited_20_Internet_20_Link">https://youtu.be/SESuctdE9vM</text:a></text:p>
      <text:p text:style-name="P1"/>
      <text:p text:style-name="P1">여기서 온몸에 전율이.. 요즘에는 무엇을 하든 프로그래밍이 필요합니다!</text:p>
      <text:p text:style-name="P1"/>
      <text:p text:style-name="P1"/>
      <text:p text:style-name="P1"/>
      <text:p text:style-name="P2">1월 4일 시작 ~ 1.14</text:p>
      <text:p text:style-name="P2"/>
      <text:p text:style-name="P1">Headfirst programming 이란 책이 입문하기 좋다고 하길래 이걸로 입문했습니다.</text:p>
      <text:p text:style-name="P1"/>
      <text:p text:style-name="P1"><text:a xlink:type="simple" xlink:href="http://book.naver.com/bookdb/book_detail.nhn?bid=6600168" text:style-name="Internet_20_link" text:visited-style-name="Visited_20_Internet_20_Link">http://book.naver.com/bookdb/book_detail.nhn?bid=6600168</text:a></text:p>
      <text:p text:style-name="P1"/>
      <text:p text:style-name="P1">차근차근 하나씩 하나씩 코드 따라써보면서 문제도 풀어보고 하니 프로그래밍이란게 정말 매력적이더군요.</text:p>
      <text:p text:style-name="P1">특히 저한테는 머리를 쓴다는것에 큰 매력을 느꼇습니다.</text:p>
      <text:p text:style-name="P1">이 책 천천히 보면서 이해하시면 나중에 다른 언어 하실때 도움이 꾀 되실겁니다.</text:p>
      <text:p text:style-name="P1"/>
      <text:p text:style-name="P1"/>
      <text:p text:style-name="P1"/>
      <text:p text:style-name="P2">1.18 ~ 1.23</text:p>
      <text:p text:style-name="P1"/>
      <text:p text:style-name="P1">Do it Html 책 보고 공부했습니다.</text:p>
      <text:p text:style-name="P1"/>
      <text:p text:style-name="P1"><text:a xlink:type="simple" xlink:href="http://book.naver.com/bookdb/book_detail.nhn?bid=7309491" text:style-name="Internet_20_link" text:visited-style-name="Visited_20_Internet_20_Link">http://book.naver.com/bookdb/book_detail.nhn?bid=7309491</text:a></text:p>
      <text:p text:style-name="P1"/>
      <text:p text:style-name="P1">저는 이런류의 책 정말 안맞더군요. 근본 원리부터 차근차근 설명해주는게 아닌 기능과 테크닉만 알려주는 책..</text:p>
      <text:p text:style-name="P1">그래서 인터넷이 뭐고 어떻게 동작하는지 알아내기 위해, 저 책 다보고 headfirst HTML &amp; CSS 이책도봤습니다.</text:p>
      <text:p text:style-name="P1"/>
      <text:p text:style-name="P1"><text:a xlink:type="simple" xlink:href="http://book.naver.com/bookdb/book_detail.nhn?bid=7189174" text:style-name="Internet_20_link" text:visited-style-name="Visited_20_Internet_20_Link">http://book.naver.com/bookdb/book_detail.nhn?bid=7189174</text:a></text:p>
      <text:p text:style-name="P1"/>
      <text:p text:style-name="P1">지나고 나서 생각해보니 html, css는 궂이 따로 시간을 내서, 책사서 공부할만한건 아니라고 생각합니다. 나중에 웹 개발할때 코드보고 몇번 두드려보는게 훨~씬 빨리 배울것 같네요.</text:p>
      <text:p text:style-name="P1"/>
      <text:p text:style-name="P1"/>
      <text:p text:style-name="P1"/>
      <text:p text:style-name="P2">1.25 ~ 2~6</text:p>
      <text:p text:style-name="P2"/>
      <text:p text:style-name="P1">HTML공부후에 많이 고민했습니다. 무슨 언어를 공부해볼지.. 보통 입문은 python 많이 추천하시더라구요. c는 괜히 첨부터 했다가 책다 보지도 못하고 흥미 떨어진다고.. 그래서 파이썬으로 결정하고 도서관과 서점을 둘러보던중 중고서점에서 윤성우씨의 열혈c프로그래밍 새책이 거의 반값에 나와있는것을보고 그냥 사버렸습니다..ㅋㅋ </text:p>
      <text:p text:style-name="P1"><text:soft-page-break/></text:p>
      <text:p text:style-name="P1"><text:a xlink:type="simple" xlink:href="http://book.naver.com/bookdb/book_detail.nhn?bid=6393451" text:style-name="Internet_20_link" text:visited-style-name="Visited_20_Internet_20_Link">http://book.naver.com/bookdb/book_detail.nhn?bid=6393451</text:a></text:p>
      <text:p text:style-name="P1"/>
      <text:p text:style-name="P1">예상과는 다르게 그냥 산김에 공부해보자해서 책에 있는 1년 무료쿠폰으로 강의를 등록하고 공부했습니다.</text:p>
      <text:p text:style-name="P1">근데 예상과는 다르게 정말 재밌었습니다. 언어외에 다른 컴퓨터 지식들(하드웨어, 메모리 등등..)과 같이 연결해서 기반지식들을 가르켜 주시니 진짜 유용했습니다.</text:p>
      <text:p text:style-name="P1">진짜 지나고 나서 보니 파이썬말고 c로 시작한게 정말 잘한 선택인것 같습니다.</text:p>
      <text:p text:style-name="P1"/>
      <text:p text:style-name="P1"/>
      <text:p text:style-name="P1"/>
      <text:p text:style-name="P2">2.6 ~ 2.11</text:p>
      <text:p text:style-name="P1"/>
      <text:p text:style-name="P1">c공부할때 넘겼던 연습문제들을 몰아서 풀었습니다.</text:p>
      <text:p text:style-name="P1">이거 꼭 풀어보셔야 머리와 손에 기억이 남아서 오래갑니다.</text:p>
      <text:p text:style-name="P1"/>
      <text:p text:style-name="P1"/>
      <text:p text:style-name="P1"/>
      <text:p text:style-name="P2">2.12 ~ 2.19</text:p>
      <text:p text:style-name="P1"/>
      <text:p text:style-name="P1">아는형이 윤성우 c 들었으면 자료구조도 같이 들어봐라 해서 윤성우씨의 열혈자료구조도 들었습니다.</text:p>
      <text:p text:style-name="P1"/>
      <text:p text:style-name="P1"><text:a xlink:type="simple" xlink:href="http://book.naver.com/bookdb/book_detail.nhn?bid=6809127" text:style-name="Internet_20_link" text:visited-style-name="Visited_20_Internet_20_Link">http://book.naver.com/bookdb/book_detail.nhn?bid=6809127</text:a></text:p>
      <text:p text:style-name="P1"/>
      <text:p text:style-name="P1">조금 빠르게 공부해서 그런지 나중에는 그렇게 기억에 남진 않더라구요.. 워낙 내용이 좀 어렵다보니 ㅎㅎ 그래도 나중에 자료구조 알고리즘공부하는데 도움이 되었습니다.</text:p>
      <text:p text:style-name="P1"/>
      <text:p text:style-name="P1"/>
      <text:p text:style-name="P1"/>
      <text:p text:style-name="P2">2.20 ~ 2.27</text:p>
      <text:p text:style-name="P1"/>
      <text:p text:style-name="P1">공부를 하면서 쉬는시간에 진짜 구글링 네이버 지식인 정말정말 하루종일 찾아봤습니다.</text:p>
      <text:p text:style-name="P1">그렇게 찾아보니 공통적으로 os에 대해서 공부해야한다고 하더라구요.. 특히 리눅스!</text:p>
      <text:p text:style-name="P1">그때는 리눅스를 사용하면 os 공부인줄알고 ㅋㅋㅋㅋ </text:p>
      <text:p text:style-name="P1"/>
      <text:p text:style-name="P1"><text:a xlink:type="simple" xlink:href="http://book.naver.com/bookdb/book_detail.nhn?bid=9219952" text:style-name="Internet_20_link" text:visited-style-name="Visited_20_Internet_20_Link">http://book.naver.com/bookdb/book_detail.nhn?bid=9219952</text:a></text:p>
      <text:p text:style-name="P1"/>
      <text:p text:style-name="P1">이책보고 따라했었습니다. 책좋아요!</text:p>
      <text:p text:style-name="P1">처음에 가상머신 돌리다가 그냥 윈도우 날리고 리눅스로 갈아타버렸습니다. ㅋㅋ 처음에 정말 많이 해맸어요 근데 지금은 완전 편하네요 ㅎㅎ</text:p>
      <text:p text:style-name="P1">저 책 끝까지 보진 못하고 반틈정도 보다가 접었습니다.</text:p>
      <text:p text:style-name="P1"/>
      <text:p text:style-name="P1"><text:a xlink:type="simple" xlink:href="http://book.naver.com/bookdb/book_detail.nhn?bid=7520978" text:style-name="Internet_20_link" text:visited-style-name="Visited_20_Internet_20_Link">http://book.naver.com/bookdb/book_detail.nhn?bid=7520978</text:a></text:p>
      <text:p text:style-name="P1"/>
      <text:p text:style-name="P1">이책은 집에 꽂혀있네요 ㅎㅎ</text:p>
      <text:p text:style-name="P1">저책은 괜찮은거 같아요</text:p>
      <text:p text:style-name="P1"/>
      <text:p text:style-name="P1"/>
      <text:p text:style-name="P1"/>
      <text:p text:style-name="P2">3.1 ~ 3.16</text:p>
      <text:p text:style-name="P1"><text:soft-page-break/></text:p>
      <text:p text:style-name="P1">Java!!</text:p>
      <text:p text:style-name="P1">자바언어 공부했었습니다. 앱 개발 해보고 싶었거든요 ㅋㅋ</text:p>
      <text:p text:style-name="P1">역시나 윤성우씨 책! 난 정말 JAVA를 공부한적이 없다구요.</text:p>
      <text:p text:style-name="P1"/>
      <text:p text:style-name="P1"><text:a xlink:type="simple" xlink:href="http://book.naver.com/bookdb/book_detail.nhn?bid=6056781" text:style-name="Internet_20_link" text:visited-style-name="Visited_20_Internet_20_Link">http://book.naver.com/bookdb/book_detail.nhn?bid=6056781</text:a></text:p>
      <text:p text:style-name="P1"/>
      <text:p text:style-name="P1">처음에 조급증이 걸려서 이책보다가 저책보다가.. 시간낭비 많이했죠. 그냥 윤성우씨 책사서 강의 들으면서 중간중간 프로젝트 하라는거 다해봤습니다.</text:p>
      <text:p text:style-name="P1">진짜 어려웠어요.. 저의 두뇌가 C의 절차지향적 코딩법에 지배당해서 OOP란 개념 받아들이기 정말 힘들었습니다.</text:p>
      <text:p text:style-name="P1">그래도 보다보면 적응되요 ㅋㅋㅋ </text:p>
      <text:p text:style-name="P1"/>
      <text:p text:style-name="P1"/>
      <text:p text:style-name="P1"/>
      <text:p text:style-name="P2">3.17 ~ 4.9</text:p>
      <text:p text:style-name="P1"/>
      <text:p text:style-name="P1">안드로이드 공부했어요..</text:p>
      <text:p text:style-name="P1">와...</text:p>
      <text:p text:style-name="P1">do it 안드로이드 앱 프로그래밍 책 봣습니다.</text:p>
      <text:p text:style-name="P1"/>
      <text:p text:style-name="P1"><text:a xlink:type="simple" xlink:href="http://book.naver.com/bookdb/book_detail.nhn?bid=10120935" text:style-name="Internet_20_link" text:visited-style-name="Visited_20_Internet_20_Link">http://book.naver.com/bookdb/book_detail.nhn?bid=10120935</text:a></text:p>
      <text:p text:style-name="P1"/>
      <text:p text:style-name="P1">이 책 절대 절대 절대 절대 보지마세요. 비추입니다.</text:p>
      <text:p text:style-name="P1">구글이 이클립스에서 안드로이드 스튜디오로 넘어간다고 해서 나온책이 진짜 몇권 안되서 어쩔수 없이 봣는데..</text:p>
      <text:p text:style-name="P1">책이 뭔말인지 도통 이해가 안가고 설명 너무 생략되어있고..기능만 던지고 under the hood에 관한 설명은 없고휴.. 책때문에 한달은 날려버렷네요 ㅠㅠ</text:p>
      <text:p text:style-name="P1">혹시나 완전 초보자들이 보시기에는</text:p>
      <text:p text:style-name="P1"><text:s/><text:a xlink:type="simple" xlink:href="http://book.naver.com/bookdb/book_detail.nhn?bid=10161496" text:style-name="Internet_20_link" text:visited-style-name="Visited_20_Internet_20_Link">http://book.naver.com/bookdb/book_detail.nhn?bid=10161496</text:a></text:p>
      <text:p text:style-name="P1"/>
      <text:p text:style-name="P1">이 책이 나은거 같더라구요.</text:p>
      <text:p text:style-name="P1">원리부터 차근차근 설명해주는 책입니다.</text:p>
      <text:p text:style-name="P1"/>
      <text:p text:style-name="P1"/>
      <text:p text:style-name="P1"/>
      <text:p text:style-name="P2">4.11 ~ 4.23</text:p>
      <text:p text:style-name="P1"/>
      <text:p text:style-name="P1">직접 앱 개발했습니다.</text:p>
      <text:p text:style-name="P1">ㅎㅎ 진짜 재미졋었어요. 책, 구글링 찾아보면서 열심히 했습니다.</text:p>
      <text:p text:style-name="P1">혹시나 처음 시작하시는 분들 구글은 친구이자 스승입니다 ㅋㅋ 그리고 왠만하면 영어로 찾아보고 읽으세요. 전거의 95% 정도는 영어로된 문서 읽습니다. 정보의 양과 질차이가 엄청나요!</text:p>
      <text:p text:style-name="P1">안드로이드 마켓에 올렸습니다ㅎㅎ</text:p>
      <text:p text:style-name="P1">Just do it 이라고 모티베이션 앱인데 정말 허접해요 ㅠㅠ</text:p>
      <text:p text:style-name="P1">그래도 좋은 경험이였습니다.</text:p>
      <text:p text:style-name="P1"/>
      <text:p text:style-name="P1"/>
      <text:p text:style-name="P1"/>
      <text:p text:style-name="P2">4.25 ~ 5.16</text:p>
      <text:p text:style-name="P1"><text:soft-page-break/></text:p>
      <text:p text:style-name="P1">두번째 앱 만들려고 시도했습니다.</text:p>
      <text:p text:style-name="P1">시중에 나와있는 앱보고 따라하려고 했는데.. 하 진짜 너무 어려워서 depackage랑 github라이선스 사용한것들 보고 해보려고 했으나 어렵기도 어렵고 하루종일 구글링하고 찾아보는데 시간을 다 쓰는 저를 발견하고 회의감이 들었습니다.</text:p>
      <text:p text:style-name="P1">만약 이런식으로 항상 구글에만 의존해야하고 내가 정작 생각하는 시간은 거의 없는데, 내가 옳바른 방향으로 나아가고 있는걸까..</text:p>
      <text:p text:style-name="P1">제 나름 정보를 찾아보면서 내린 결론은 아니다!! 라고 생각하여서</text:p>
      <text:p text:style-name="P1">근본적인 수학적 사고를 기르기 위해, 이산수학 책 샀습니다.</text:p>
      <text:p text:style-name="P1"/>
      <text:p text:style-name="P1"><text:a xlink:type="simple" xlink:href="http://book.naver.com/bookdb/book_detail.nhn?bid=7004651" text:style-name="Internet_20_link" text:visited-style-name="Visited_20_Internet_20_Link">http://book.naver.com/bookdb/book_detail.nhn?bid=7004651</text:a></text:p>
      <text:p text:style-name="P1"/>
      <text:p text:style-name="P1">이책이 가장 유명하더군요.</text:p>
      <text:p text:style-name="P1">처음 1장은 하나하나 문제를 풀면서 공부했습니다.</text:p>
      <text:p text:style-name="P1"/>
      <text:p text:style-name="P1">그리고 여기 이 아저씨채널 정말 유용했어요 ㅋㅋ 웃기고 유용하기도 하고 ㅎㅎ 꼭 보시길 다른 좋은 영상도 많아요.</text:p>
      <text:p text:style-name="P1"/>
      <text:p text:style-name="P1"><text:a xlink:type="simple" xlink:href="https://youtu.be/Iexvc5wuRT4" text:style-name="Internet_20_link" text:visited-style-name="Visited_20_Internet_20_Link">https://youtu.be/Iexvc5wuRT4</text:a></text:p>
      <text:p text:style-name="P1"/>
      <text:p text:style-name="P1"/>
      <text:p text:style-name="P1"/>
      <text:p text:style-name="P1"/>
      <text:p text:style-name="P2">5.17 ~ 6.4</text:p>
      <text:p text:style-name="P1"/>
      <text:p text:style-name="P1">이전에 공부하면서 찾아보다가 SICP(SICP,Structure and Interpretation of Computer Programs)라는 책을 찾았습니다.</text:p>
      <text:p text:style-name="P1"/>
      <text:p text:style-name="P1"><text:a xlink:type="simple" xlink:href="http://book.naver.com/bookdb/book_detail.nhn?bid=10119708" text:style-name="Internet_20_link" text:visited-style-name="Visited_20_Internet_20_Link">http://book.naver.com/bookdb/book_detail.nhn?bid=10119708</text:a></text:p>
      <text:p text:style-name="P1"/>
      <text:p text:style-name="P1">프로그래밍에 대한 뼈대를 잡는 공부를 할 수 있을거 같아서 책 사서 보면서 scheme이라는 언어에 대해서 알게되고 등등..</text:p>
      <text:p text:style-name="P1">다보진 못했습니다. 이떄 정말 조급증걸려서 빨리 취업해야한다는 생각에 이런거 볼 겨를이 없다며.. 이건 정말 나중에라도 꼭 보려구요. </text:p>
      <text:p text:style-name="P1">이 책에 있는 문제에 대한 답지는 요기 &gt;&gt;&gt;&gt;&gt;&gt; <text:s/></text:p>
      <text:p text:style-name="P1"><text:a xlink:type="simple" xlink:href="http://community.schemewiki.org/?SICP-Solutions" text:style-name="Internet_20_link" text:visited-style-name="Visited_20_Internet_20_Link">http://community.schemewiki.org/?SICP-Solutions</text:a></text:p>
      <text:p text:style-name="P1"/>
      <text:p text:style-name="P1">MIT 무료 강의는 요기 &gt;&gt;&gt;&gt; </text:p>
      <text:p text:style-name="P1"><text:a xlink:type="simple" xlink:href="http://ocw.mit.edu/courses/electrical-engineering-and-computer-science/6-001-structure-and-interpretation-of-computer-programs-spring-2005/video-lectures/" text:style-name="Internet_20_link" text:visited-style-name="Visited_20_Internet_20_Link">http://ocw.mit.edu/courses/electrical-engineering-and-computer-science/6-001-structure-and-interpretation-of-computer-programs-spring-2005/video-lectures/</text:a></text:p>
      <text:p text:style-name="P1"/>
      <text:p text:style-name="P1"/>
      <text:p text:style-name="P1">참고하세요! ㅎ</text:p>
      <text:p text:style-name="P1"/>
      <text:p text:style-name="P1"/>
      <text:p text:style-name="P1">그러다가 알고리즘을 공부하자 싶어서!</text:p>
      <text:p text:style-name="P1"/>
      <text:p text:style-name="P1"><text:a xlink:type="simple" xlink:href="https://www.coursera.org/learn/introduction-to-algorithms" text:style-name="Internet_20_link" text:visited-style-name="Visited_20_Internet_20_Link">https://www.coursera.org/learn/introduction-to-algorithms</text:a></text:p>
      <text:p text:style-name="P1"/>
      <text:p text:style-name="P1">이 수업이 좋다고 하더라구요.</text:p>
      <text:p text:style-name="P1"><text:soft-page-break/>파트 1,2 로 나눠져있고 1은 기초 , 2는 응용입니다.</text:p>
      <text:p text:style-name="P1">하.. 머리폭파하는줄 알았어요 ㅋㅋㅋㅋㅋㅋ 어렵습니다. 곱씹어보며 복습해도 어렵습니다.</text:p>
      <text:p text:style-name="P1">파트 1은 끝까지 듣고 2는 안들었습니다.</text:p>
      <text:p text:style-name="P1"/>
      <text:p text:style-name="P1">책은 바이블! Introduction to algorithm 샀습니다.</text:p>
      <text:p text:style-name="P1"/>
      <text:p text:style-name="P1"><text:a xlink:type="simple" xlink:href="http://book.naver.com/bookdb/book_detail.nhn?bid=7820969" text:style-name="Internet_20_link" text:visited-style-name="Visited_20_Internet_20_Link">http://book.naver.com/bookdb/book_detail.nhn?bid=7820969</text:a></text:p>
      <text:p text:style-name="P1"/>
      <text:p text:style-name="P1"/>
      <text:p text:style-name="P1"/>
      <text:p text:style-name="P2">6.5 ~ 6.30 </text:p>
      <text:p text:style-name="P1"/>
      <text:p text:style-name="P1">생활코딩 이란곳에서 웹개발 프로젝트 보고 따라했습니다.</text:p>
      <text:p text:style-name="P1"/>
      <text:p text:style-name="P1"><text:a xlink:type="simple" xlink:href="https://opentutorials.org/course/1688" text:style-name="Internet_20_link" text:visited-style-name="Visited_20_Internet_20_Link">https://opentutorials.org/course/1688</text:a></text:p>
      <text:p text:style-name="P1"/>
      <text:p text:style-name="P1">여기 이분 설명 정말 친절하게 잘해주시네요.</text:p>
      <text:p text:style-name="P1">요즘은 무엇을 해도 웹에대한 이해는 있어야해서 찾아봤는데 여기가 시작하기 좋은것 같아요.</text:p>
      <text:p text:style-name="P1"/>
      <text:p text:style-name="P1"/>
      <text:p text:style-name="P1"/>
      <text:p text:style-name="P2">7.1 ~ 7.30</text:p>
      <text:p text:style-name="P1"/>
      <text:p text:style-name="P1">웹 개발 트렌드를 보니 MEAN 스택이 핫하다고 하더라구요.(웹개발을 처음부터 끝까지 Java Script와 여러 모듈로 해결)</text:p>
      <text:p text:style-name="P1">그래서 </text:p>
      <text:p text:style-name="P1"><text:a xlink:type="simple" xlink:href="http://book.naver.com/bookdb/book_detail.nhn?bid=9509675" text:style-name="Internet_20_link" text:visited-style-name="Visited_20_Internet_20_Link">http://book.naver.com/bookdb/book_detail.nhn?bid=9509675</text:a></text:p>
      <text:p text:style-name="P1"/>
      <text:p text:style-name="P1">이 책 빌리고,</text:p>
      <text:p text:style-name="P1">Youtube에 튜토리얼들 보고 따라했습니다.</text:p>
      <text:p text:style-name="P1"/>
      <text:p text:style-name="P1"><text:a xlink:type="simple" xlink:href="https://youtu.be/AEE7DY2AYvI" text:style-name="Internet_20_link" text:visited-style-name="Visited_20_Internet_20_Link">https://youtu.be/AEE7DY2AYvI</text:a></text:p>
      <text:p text:style-name="P1">이걸로 시작했구요.</text:p>
      <text:p text:style-name="P1"><text:a xlink:type="simple" xlink:href="https://youtu.be/lcHlywuHNwI" text:style-name="Internet_20_link" text:visited-style-name="Visited_20_Internet_20_Link">https://youtu.be/lcHlywuHNwI</text:a></text:p>
      <text:p text:style-name="P1"/>
      <text:p text:style-name="P1">이거 보고 <text:s/>따라하면서 많이배웠습니다.</text:p>
      <text:p text:style-name="P1">1~4편까지 있구요. 욕은 좀 많이 쓰지만 잘하더군요 ㅋㅋ</text:p>
      <text:p text:style-name="P1"/>
      <text:p text:style-name="P1">다행히도 저는 우분투를 계속 써와서 별문제는 없었는데 윈도우에서 개발할려고하면 많이 번거롭다고 하더라구요 ㅎㅎ</text:p>
      <text:p text:style-name="P1"/>
      <text:p text:style-name="P1">그리고 요렇게 튜토리얼하면서 MIT 이산수학 수업 들었습니다.ㅎ</text:p>
      <text:p text:style-name="P1"><text:a xlink:type="simple" xlink:href="http://ocw.mit.edu/courses/electrical-engineering-and-computer-science/6-042j-mathematics-for-computer-science-fall-2010/index.htm" text:style-name="Internet_20_link" text:visited-style-name="Visited_20_Internet_20_Link">http://ocw.mit.edu/courses/electrical-engineering-and-computer-science/6-042j-mathematics-for-computer-science-fall-2010/index.htm</text:a></text:p>
      <text:p text:style-name="P1"/>
      <text:p text:style-name="P1"/>
      <text:p text:style-name="P1">총 25강까지 끝까지 보는데 시간이 꽤 걸렷어요.. 대부분 증명하고 머리아파서 ㅋㅋㅋ</text:p>
      <text:p text:style-name="P1">수학기본개념이 좀 없어서 칸 아카데미 많이 애용했습니다. 강력 추천합니다!!</text:p>
      <text:p text:style-name="P1"><text:a xlink:type="simple" xlink:href="https://www.khanacademy.org/welcome" text:style-name="Internet_20_link" text:visited-style-name="Visited_20_Internet_20_Link">https://www.khanacademy.org/welcome</text:a></text:p>
      <text:p text:style-name="P1"><text:soft-page-break/></text:p>
      <text:p text:style-name="P1"/>
      <text:p text:style-name="P1"/>
      <text:p text:style-name="P2">8.1 ~ 8.8</text:p>
      <text:p text:style-name="P1"/>
      <text:p text:style-name="P1">문제해결능력 키우기에는 competitive programming이 짱이래요!</text:p>
      <text:p text:style-name="P1">그래서 문제풀이 할려고 c++ 기초 공부했습니다. </text:p>
      <text:p text:style-name="P1">여기에도 꿀 튜토리얼 <text:s text:c="5"/><text:tab/><text:tab/> <text:s/>&gt;&gt;&gt; <text:s text:c="4"/><text:tab/> <text:a xlink:type="simple" xlink:href="https://youtu.be/Rub-JsjMhWY" text:style-name="Internet_20_link" text:visited-style-name="Visited_20_Internet_20_Link">https://youtu.be/Rub-JsjMhWY</text:a></text:p>
      <text:p text:style-name="P1"><text:s/></text:p>
      <text:p text:style-name="P1">책보고 하려면 천년만년 걸리고 이거보고 문제풀면서 중간에 모르는거 책 찾아보게요 ㅎㅎ</text:p>
      <text:p text:style-name="P1"/>
      <text:p text:style-name="P1">앞으로 CLRS책 보면서 문제풀이 병행하려고 합니다. ㅎ 물론 취업을 위해 프로젝트도 해야하는데 ㅠㅠㅠㅠ</text:p>
      <text:p text:style-name="P1"/>
      <text:p text:style-name="P1">문제풀이 사이트 링크와 조언에 관한 글 링크입니다.</text:p>
      <text:p text:style-name="P1"/>
      <text:p text:style-name="P1">---------------문제풀이 사이트----------</text:p>
      <text:p text:style-name="P1"><text:a xlink:type="simple" xlink:href="https://www.hackerearth.com/" text:style-name="Internet_20_link" text:visited-style-name="Visited_20_Internet_20_Link">https://www.hackerearth.com/</text:a></text:p>
      <text:p text:style-name="P1"/>
      <text:p text:style-name="P1"><text:a xlink:type="simple" xlink:href="http://codeforces.com/" text:style-name="Internet_20_link" text:visited-style-name="Visited_20_Internet_20_Link">http://codeforces.com/</text:a></text:p>
      <text:p text:style-name="P1"/>
      <text:p text:style-name="P1"><text:a xlink:type="simple" xlink:href="https://www.codechef.com/" text:style-name="Internet_20_link" text:visited-style-name="Visited_20_Internet_20_Link">https://www.codechef.com/</text:a></text:p>
      <text:p text:style-name="P1"/>
      <text:p text:style-name="P1"><text:a xlink:type="simple" xlink:href="https://www.hackerrank.com/domains?h_r=logo" text:style-name="Internet_20_link" text:visited-style-name="Visited_20_Internet_20_Link">https://www.hackerrank.com/domains?h_r=logo</text:a></text:p>
      <text:p text:style-name="P1"/>
      <text:p text:style-name="P1"><text:a xlink:type="simple" xlink:href="https://www.topcoder.com/" text:style-name="Internet_20_link" text:visited-style-name="Visited_20_Internet_20_Link">https://www.topcoder.com/</text:a></text:p>
      <text:p text:style-name="P1"/>
      <text:p text:style-name="P1"><text:a xlink:type="simple" xlink:href="http://www.spoj.com/" text:style-name="Internet_20_link" text:visited-style-name="Visited_20_Internet_20_Link">http://www.spoj.com/</text:a></text:p>
      <text:p text:style-name="P1"/>
      <text:p text:style-name="P1"><text:a xlink:type="simple" xlink:href="http://codekata.com/" text:style-name="Internet_20_link" text:visited-style-name="Visited_20_Internet_20_Link">http://codekata.com/</text:a></text:p>
      <text:p text:style-name="P1"/>
      <text:p text:style-name="P1"><text:a xlink:type="simple" xlink:href="https://algospot.com/" text:style-name="Internet_20_link" text:visited-style-name="Visited_20_Internet_20_Link">https://algospot.com/</text:a></text:p>
      <text:p text:style-name="P1"/>
      <text:p text:style-name="P1"><text:a xlink:type="simple" xlink:href="https://www.acmicpc.net/" text:style-name="Internet_20_link" text:visited-style-name="Visited_20_Internet_20_Link">https://www.acmicpc.net/</text:a></text:p>
      <text:p text:style-name="P1"/>
      <text:p text:style-name="P1"><text:a xlink:type="simple" xlink:href="https://coderbyte.com/" text:style-name="Internet_20_link" text:visited-style-name="Visited_20_Internet_20_Link">https://coderbyte.com/</text:a></text:p>
      <text:p text:style-name="P1"/>
      <text:p text:style-name="P1">--------문제풀이 방법에 관한 글 -------------</text:p>
      <text:p text:style-name="P1"/>
      <text:p text:style-name="P1"/>
      <text:p text:style-name="P1"><text:a xlink:type="simple" xlink:href="https://www.quora.com/What-is-the-best-strategy-to-improve-my-skills-in-competitive-programming-in-2-3-months" text:style-name="Internet_20_link" text:visited-style-name="Visited_20_Internet_20_Link">https://www.quora.com/What-is-the-best-strategy-to-improve-my-skills-in-competitive-programming-in-2-3-months</text:a></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8T16:55:04.273455852</meta:creation-date>
    <dc:date>2016-08-08T17:01:07.607365838</dc:date>
    <meta:editing-duration>PT6M5S</meta:editing-duration>
    <meta:editing-cycles>1</meta:editing-cycles>
    <meta:document-statistic meta:table-count="0" meta:image-count="0" meta:object-count="0" meta:page-count="6" meta:paragraph-count="141" meta:word-count="2771" meta:character-count="5675" meta:non-whitespace-character-count="4902"/>
    <meta:generator>LibreOffice/5.1.4.2$Linux_X86_64 LibreOffice_project/10m0$Build-2</meta:generator>
  </office:meta>
</office:document-meta>
</file>